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Regular" svg:font-family="LatoRegular, Roboto, Helvetica, sans-serif"/>
    <style:font-face style:name="LatoSemiBold" svg:font-family="LatoSemiBold, Roboto, Helvetica, sans-serif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32fb" officeooo:paragraph-rsid="000e32fb"/>
    </style:style>
    <style:style style:name="P2" style:family="paragraph" style:parent-style-name="Standard">
      <style:text-properties fo:font-variant="normal" fo:text-transform="none" fo:color="#3b4151" style:font-name="sans-serif" fo:font-size="13pt" fo:letter-spacing="normal" fo:font-style="normal" fo:font-weight="normal" officeooo:rsid="000e32fb" officeooo:paragraph-rsid="000e32fb"/>
    </style:style>
    <style:style style:name="P3" style:family="paragraph" style:parent-style-name="Standard">
      <style:text-properties fo:font-variant="normal" fo:text-transform="none" fo:color="#3b4151" style:font-name="sans-serif" fo:font-size="13pt" fo:letter-spacing="normal" fo:font-style="normal" fo:font-weight="normal" officeooo:paragraph-rsid="000e32fb"/>
    </style:style>
    <style:style style:name="P4" style:family="paragraph" style:parent-style-name="Standard">
      <style:text-properties fo:font-variant="normal" fo:text-transform="none" fo:color="#3b4151" style:font-name="sans-serif" fo:font-size="13pt" fo:letter-spacing="normal" fo:font-style="normal" fo:font-weight="normal" officeooo:rsid="000efaab" officeooo:paragraph-rsid="000efaab"/>
    </style:style>
    <style:style style:name="P5" style:family="paragraph" style:parent-style-name="Standard">
      <style:text-properties fo:font-variant="normal" fo:text-transform="none" fo:color="#3b4151" style:font-name="sans-serif" fo:font-size="13pt" fo:letter-spacing="normal" fo:font-style="normal" fo:font-weight="normal" officeooo:paragraph-rsid="000efaab"/>
    </style:style>
    <style:style style:name="P6" style:family="paragraph" style:parent-style-name="Preformatted_20_Text">
      <style:text-properties officeooo:rsid="000e32fb" officeooo:paragraph-rsid="000f9b29"/>
    </style:style>
    <style:style style:name="P7" style:family="paragraph" style:parent-style-name="Preformatted_20_Text">
      <style:text-properties fo:font-variant="normal" fo:text-transform="none" fo:color="#555555" style:font-name="monospace" fo:font-size="12pt" fo:letter-spacing="normal" fo:font-style="normal" fo:font-weight="bold" officeooo:rsid="000e32fb" officeooo:paragraph-rsid="000e32fb"/>
    </style:style>
    <style:style style:name="P8" style:family="paragraph" style:parent-style-name="Preformatted_20_Text">
      <style:text-properties fo:font-variant="normal" fo:text-transform="none" fo:color="#555555" style:font-name="monospace" fo:font-size="12pt" fo:letter-spacing="normal" fo:font-style="normal" fo:font-weight="bold" officeooo:rsid="000e32fb" officeooo:paragraph-rsid="000f9b29"/>
    </style:style>
    <style:style style:name="P9" style:family="paragraph" style:parent-style-name="Preformatted_20_Text">
      <style:text-properties fo:font-variant="normal" fo:text-transform="none" fo:color="#555555" style:font-name="monospace" fo:font-size="12pt" fo:letter-spacing="normal" fo:font-style="normal" fo:font-weight="bold" officeooo:rsid="000efaab" officeooo:paragraph-rsid="000efaab"/>
    </style:style>
    <style:style style:name="P10" style:family="paragraph" style:parent-style-name="Preformatted_20_Text">
      <style:text-properties fo:font-variant="normal" fo:text-transform="none" fo:color="#555555" style:font-name="monospace" fo:font-size="12pt" fo:letter-spacing="normal" fo:font-style="normal" fo:font-weight="bold" officeooo:rsid="00105071" officeooo:paragraph-rsid="00105071"/>
    </style:style>
    <style:style style:name="P11" style:family="paragraph" style:parent-style-name="Preformatted_20_Text">
      <style:text-properties fo:font-variant="normal" fo:text-transform="none" fo:color="#555555" style:font-name="monospace" fo:font-size="12pt" fo:letter-spacing="normal" fo:font-style="normal" fo:font-weight="bold" officeooo:paragraph-rsid="001447b6"/>
    </style:style>
    <style:style style:name="P12" style:family="paragraph" style:parent-style-name="Preformatted_20_Text">
      <style:text-properties fo:font-variant="normal" fo:text-transform="none" fo:color="#555555" style:font-name="monospace" fo:font-size="12pt" fo:letter-spacing="normal" fo:font-style="normal" fo:font-weight="bold" officeooo:rsid="001ae382" officeooo:paragraph-rsid="001ae382"/>
    </style:style>
    <style:style style:name="P13" style:family="paragraph" style:parent-style-name="Preformatted_20_Text">
      <style:text-properties fo:font-variant="normal" fo:text-transform="none" fo:color="#555555" style:font-name="monospace" fo:font-size="12pt" fo:letter-spacing="normal" fo:font-style="normal" fo:font-weight="bold" officeooo:paragraph-rsid="000f9b29"/>
    </style:style>
    <style:style style:name="P14" style:family="paragraph" style:parent-style-name="Preformatted_20_Text">
      <style:text-properties fo:font-variant="normal" fo:text-transform="none" fo:color="#555555" style:font-name="monospace" fo:font-size="12pt" fo:letter-spacing="normal" fo:font-style="normal" fo:font-weight="bold" officeooo:rsid="0012d789" officeooo:paragraph-rsid="0012d789"/>
    </style:style>
    <style:style style:name="P15" style:family="paragraph" style:parent-style-name="Preformatted_20_Text">
      <style:text-properties fo:font-variant="normal" fo:text-transform="none" fo:color="#555555" style:font-name="monospace" fo:font-size="12pt" fo:letter-spacing="normal" fo:font-style="normal" fo:font-weight="bold" officeooo:rsid="0013492c" officeooo:paragraph-rsid="0013492c"/>
    </style:style>
    <style:style style:name="P16" style:family="paragraph" style:parent-style-name="Preformatted_20_Text">
      <style:text-properties fo:font-variant="normal" fo:text-transform="none" fo:color="#555555" style:font-name="monospace" fo:font-size="12pt" fo:letter-spacing="normal" fo:font-style="normal" fo:font-weight="bold" officeooo:rsid="001447b6" officeooo:paragraph-rsid="001447b6"/>
    </style:style>
    <style:style style:name="P17" style:family="paragraph" style:parent-style-name="Preformatted_20_Text">
      <style:text-properties fo:font-variant="normal" fo:text-transform="none" fo:color="#555555" style:font-name="monospace" fo:font-size="12pt" fo:letter-spacing="normal" fo:font-style="normal" fo:font-weight="bold" officeooo:rsid="00156809" officeooo:paragraph-rsid="000f9b29"/>
    </style:style>
    <style:style style:name="P18" style:family="paragraph" style:parent-style-name="Preformatted_20_Text">
      <style:text-properties fo:font-variant="normal" fo:text-transform="none" fo:color="#555555" style:font-name="monospace" fo:font-size="12pt" fo:letter-spacing="normal" fo:font-style="normal" fo:font-weight="bold" officeooo:rsid="001561ce" officeooo:paragraph-rsid="001561ce"/>
    </style:style>
    <style:style style:name="P19" style:family="paragraph" style:parent-style-name="Preformatted_20_Text">
      <style:text-properties fo:font-variant="normal" fo:text-transform="none" fo:color="#ffffff" style:font-name="monospace" fo:font-size="12pt" fo:letter-spacing="normal" fo:font-style="normal" fo:font-weight="bold" officeooo:rsid="000e32fb" officeooo:paragraph-rsid="000e32fb"/>
    </style:style>
    <style:style style:name="P20" style:family="paragraph" style:parent-style-name="Preformatted_20_Text">
      <style:text-properties fo:font-variant="normal" fo:text-transform="none" fo:color="#ffffff" style:font-name="monospace" fo:font-size="12pt" fo:letter-spacing="normal" fo:font-style="normal" fo:font-weight="bold" officeooo:rsid="000e32fb" officeooo:paragraph-rsid="000f9b29"/>
    </style:style>
    <style:style style:name="P21" style:family="paragraph" style:parent-style-name="Preformatted_20_Text">
      <style:text-properties fo:font-variant="normal" fo:text-transform="none" fo:color="#ffffff" style:font-name="monospace" fo:font-size="12pt" fo:letter-spacing="normal" fo:font-style="normal" fo:font-weight="bold" officeooo:paragraph-rsid="000f9b29"/>
    </style:style>
    <style:style style:name="P22" style:family="paragraph" style:parent-style-name="Preformatted_20_Text">
      <style:text-properties fo:font-variant="normal" fo:text-transform="none" fo:color="#ffffff" style:font-name="monospace" fo:font-size="12pt" fo:letter-spacing="normal" fo:font-style="normal" fo:font-weight="bold" officeooo:paragraph-rsid="0013492c"/>
    </style:style>
    <style:style style:name="P23" style:family="paragraph" style:parent-style-name="Preformatted_20_Text">
      <style:text-properties fo:font-variant="normal" fo:text-transform="none" fo:color="#ffffff" style:font-name="monospace" fo:font-size="12pt" fo:letter-spacing="normal" fo:font-style="normal" fo:font-weight="bold" officeooo:paragraph-rsid="001447b6"/>
    </style:style>
    <style:style style:name="P24" style:family="paragraph" style:parent-style-name="Preformatted_20_Text">
      <style:text-properties fo:font-variant="normal" fo:text-transform="none" fo:color="#ffffff" style:font-name="monospace" fo:font-size="12pt" fo:letter-spacing="normal" fo:font-style="normal" fo:font-weight="bold" officeooo:paragraph-rsid="001561ce"/>
    </style:style>
    <style:style style:name="P25" style:family="paragraph" style:parent-style-name="Preformatted_20_Text">
      <style:text-properties officeooo:rsid="001c33e6" officeooo:paragraph-rsid="001c33e6"/>
    </style:style>
    <style:style style:name="P26" style:family="paragraph" style:parent-style-name="Preformatted_20_Text">
      <style:text-properties officeooo:paragraph-rsid="001c33e6"/>
    </style:style>
    <style:style style:name="P27" style:family="paragraph" style:parent-style-name="Preformatted_20_Text">
      <style:text-properties fo:font-size="11pt" officeooo:paragraph-rsid="001cc643" style:font-size-asian="11pt" style:font-size-complex="11pt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555555" style:font-name="monospace" fo:font-size="12pt" fo:letter-spacing="normal" fo:font-style="normal" fo:font-weight="bold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ffffff" style:font-name="monospace" fo:font-size="12pt" fo:letter-spacing="normal" fo:font-style="normal" fo:font-weight="bold"/>
    </style:style>
    <style:style style:name="P30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ffffff" fo:letter-spacing="normal"/>
    </style:style>
    <style:style style:name="P31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P32" style:family="paragraph" style:parent-style-name="Standard">
      <style:paragraph-properties fo:margin-left="0.353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atoRegular" fo:font-size="11pt" fo:letter-spacing="normal" fo:font-style="normal" fo:font-weight="normal" officeooo:rsid="001cc643" officeooo:paragraph-rsid="001cc643" style:font-size-asian="11pt" style:font-size-complex="11pt"/>
    </style:style>
    <style:style style:name="P33" style:family="paragraph" style:parent-style-name="Standard">
      <style:paragraph-properties fo:margin-left="0.353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atoRegular" fo:font-size="11pt" fo:letter-spacing="normal" fo:font-style="normal" fo:font-weight="normal" officeooo:rsid="001cc643" officeooo:paragraph-rsid="001e4bff" style:font-size-asian="11pt" style:font-size-complex="11pt"/>
    </style:style>
    <style:style style:name="P34" style:family="paragraph" style:parent-style-name="Standard">
      <style:paragraph-properties fo:margin-left="0.353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atoRegular" fo:font-size="11pt" fo:letter-spacing="normal" fo:font-style="normal" fo:font-weight="normal" officeooo:rsid="001e4bff" officeooo:paragraph-rsid="001e4bff" style:font-size-asian="11pt" style:font-size-complex="11pt"/>
    </style:style>
    <style:style style:name="P35" style:family="paragraph" style:parent-style-name="Standard">
      <style:paragraph-properties fo:margin-left="0.353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atoRegular" fo:font-size="11pt" fo:letter-spacing="normal" fo:font-style="normal" fo:font-weight="normal" officeooo:rsid="001c69f4" officeooo:paragraph-rsid="001c69f4" style:font-size-asian="9.60000038146973pt" style:font-size-complex="11pt"/>
    </style:style>
    <style:style style:name="P36" style:family="paragraph" style:parent-style-name="Preformatted_20_Text">
      <style:paragraph-properties fo:margin-left="0.353cm" fo:margin-right="0cm" fo:text-align="start" style:justify-single-word="false" fo:orphans="2" fo:widows="2" fo:text-indent="0cm" style:auto-text-indent="false"/>
      <style:text-properties fo:font-size="11pt" officeooo:rsid="001def97" officeooo:paragraph-rsid="001e4bff" style:font-size-asian="11pt" style:font-size-complex="11pt"/>
    </style:style>
    <style:style style:name="P37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555555" style:font-name="monospace" fo:font-size="12pt" fo:letter-spacing="normal" fo:font-style="normal" fo:font-weight="bold"/>
    </style:style>
    <style:style style:name="P38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555555" style:font-name="monospace" fo:font-size="11pt" fo:letter-spacing="normal" fo:font-style="normal" fo:font-weight="bold" officeooo:rsid="002183f3" officeooo:paragraph-rsid="002183f3" style:font-size-asian="11pt" style:font-size-complex="11pt"/>
    </style:style>
    <style:style style:name="P39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LatoSemiBold" fo:font-size="11pt" fo:letter-spacing="normal" fo:font-style="normal" fo:font-weight="normal" officeooo:rsid="002183f3" officeooo:paragraph-rsid="002183f3" style:font-size-asian="11pt" style:font-size-complex="11pt"/>
    </style:style>
    <style:style style:name="T1" style:family="text">
      <style:text-properties fo:color="#555555"/>
    </style:style>
    <style:style style:name="T2" style:family="text">
      <style:text-properties fo:color="#555555" style:font-name="monospace" fo:font-size="12pt" fo:font-style="normal" fo:font-weight="bold"/>
    </style:style>
    <style:style style:name="T3" style:family="text">
      <style:text-properties fo:color="#555555" style:font-name="monospace" fo:font-size="12pt" fo:font-weight="bold"/>
    </style:style>
    <style:style style:name="T4" style:family="text">
      <style:text-properties fo:color="#555555" officeooo:rsid="000e32fb"/>
    </style:style>
    <style:style style:name="T5" style:family="text">
      <style:text-properties fo:color="#555555" officeooo:rsid="0012d789"/>
    </style:style>
    <style:style style:name="T6" style:family="text">
      <style:text-properties fo:color="#555555" officeooo:rsid="0013492c"/>
    </style:style>
    <style:style style:name="T7" style:family="text">
      <style:text-properties fo:color="#555555" officeooo:rsid="001447b6"/>
    </style:style>
    <style:style style:name="T8" style:family="text">
      <style:text-properties fo:color="#555555" officeooo:rsid="001561ce"/>
    </style:style>
    <style:style style:name="T9" style:family="text">
      <style:text-properties fo:color="#555555" officeooo:rsid="00156809"/>
    </style:style>
    <style:style style:name="T10" style:family="text">
      <style:text-properties style:font-name="monospace" fo:font-size="12pt" fo:font-style="normal" fo:font-weight="bold"/>
    </style:style>
    <style:style style:name="T11" style:family="text">
      <style:text-properties officeooo:rsid="000e32fb"/>
    </style:style>
    <style:style style:name="T12" style:family="text">
      <style:text-properties fo:font-variant="normal" fo:text-transform="none" fo:color="#555555" style:font-name="monospace" fo:font-size="12pt" fo:letter-spacing="normal" fo:font-style="normal" fo:font-weight="bold"/>
    </style:style>
    <style:style style:name="T13" style:family="text">
      <style:text-properties fo:font-variant="normal" fo:text-transform="none" fo:color="#ffffff" style:font-name="monospace" fo:font-size="12pt" fo:letter-spacing="normal" fo:font-style="normal" fo:font-weight="bold"/>
    </style:style>
    <style:style style:name="T14" style:family="text">
      <style:text-properties fo:font-variant="normal" fo:text-transform="none" fo:color="#000000" style:font-name="LatoRegular" fo:letter-spacing="normal" fo:font-style="normal" fo:font-weight="normal"/>
    </style:style>
    <style:style style:name="T15" style:family="text">
      <style:text-properties fo:font-variant="normal" fo:text-transform="none" fo:color="#000000" style:font-name="LatoRegular" fo:letter-spacing="normal" fo:font-style="normal" fo:font-weight="normal" officeooo:rsid="001cc643"/>
    </style:style>
    <style:style style:name="T16" style:family="text">
      <style:text-properties fo:font-variant="normal" fo:text-transform="none" fo:color="#000000" style:font-name="LatoRegular" fo:letter-spacing="normal" fo:font-style="normal" fo:font-weight="normal" officeooo:rsid="001def97"/>
    </style:style>
    <style:style style:name="T17" style:family="text">
      <style:text-properties fo:font-variant="normal" fo:text-transform="none" fo:color="#000000" style:font-name="LatoRegular" fo:letter-spacing="normal" fo:font-style="normal" fo:font-weight="normal" officeooo:rsid="001e4bff"/>
    </style:style>
    <style:style style:name="T18" style:family="text">
      <style:text-properties officeooo:rsid="000efaab"/>
    </style:style>
    <style:style style:name="T19" style:family="text">
      <style:text-properties fo:color="#3b4151" style:font-name="sans-serif" fo:font-size="13pt" fo:font-weight="normal"/>
    </style:style>
    <style:style style:name="T20" style:family="text">
      <style:text-properties fo:color="#3b4151" style:font-name="sans-serif" fo:font-size="13pt" fo:font-weight="normal" officeooo:rsid="000efaab"/>
    </style:style>
    <style:style style:name="T21" style:family="text">
      <style:text-properties officeooo:rsid="00105071"/>
    </style:style>
    <style:style style:name="T22" style:family="text">
      <style:text-properties officeooo:rsid="001c33e6"/>
    </style:style>
    <style:style style:name="T23" style:family="text">
      <style:text-properties officeooo:rsid="001e4bff"/>
    </style:style>
    <style:style style:name="T24" style:family="text">
      <style:text-properties officeooo:rsid="002283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eyJhbGciOiJIUzI1NiIsInR5cCI6IkpXVCJ9.eyJfIjoiNWRmZGZiOGQ5YjI4YjE3N2Q0Zjk1M2I0IiwiX18iOiJzaGFsaW5pQHJlbGlubnMuY29tIiwiX19fIjoiNTQ5OTk5OTkyIiwiaWF0IjoxNTc3MDc1NjUxLCJleHAiOjE1ODQ4NTE2NTF9.rT3hzO-m-n-5Z3GfeUOwyYLHwj_3uU-sXB3hpj_6RQo</text:p>
      <text:p text:style-name="Standard"/>
      <text:p text:style-name="P28">5dfdfb8d9b28b177d4f953b4</text:p>
      <text:p text:style-name="Standard"/>
      <text:p text:style-name="P29"><text:span text:style-name="T1">email"</text:span>:<text:span text:style-name="T1"> "shalini@relinns.com"</text:span>,</text:p>
      <text:p text:style-name="P30"><text:span text:style-name="T1"><text:s text:c="6"/></text:span><text:span text:style-name="T2">"phone"</text:span><text:span text:style-name="T10">:</text:span><text:span text:style-name="T2"> "549999992</text:span></text:p>
      <text:p text:style-name="P1">Password=123456789</text:p>
      <text:p text:style-name="P1">User</text:p>
      <text:p text:style-name="P1"/>
      <text:p text:style-name="P1"/>
      <text:p text:style-name="P3"><text:span text:style-name="T11">Add category= </text:span><text:span text:style-name="T3">5e0048999c3a083421e2c179</text:span></text:p>
      <text:p text:style-name="P19"><text:span text:style-name="T1">categoryName"</text:span>:<text:span text:style-name="T1"> "bags</text:span></text:p>
      <text:p text:style-name="P5"><text:span text:style-name="T18"><text:s text:c="14"/>Product Id==</text:span><text:span text:style-name="T3">5e004a419c3a083421e2c17e</text:span></text:p>
      <text:p text:style-name="P4"><text:s text:c="14"/>Name==Bags1-------<text:span text:style-name="T21">ADD</text:span></text:p>
      <text:p text:style-name="P9"><text:span text:style-name="T19"><text:s text:c="14"/>Product Id==</text:span>5e004ac49c3a083421e2c17f</text:p>
      <text:p text:style-name="P4"><text:s text:c="14"/>Name==Bags2-----<text:span text:style-name="T21">ADD</text:span></text:p>
      <text:p text:style-name="P2"/>
      <text:p text:style-name="P2"/>
      <text:p text:style-name="P7">5e0049ef9c3a083421e2c17d</text:p>
      <text:p text:style-name="P19"><text:span text:style-name="T1">categoryName"</text:span>:<text:span text:style-name="T1"> "jeans1</text:span></text:p>
      <text:p text:style-name="P8"><text:span text:style-name="T20"><text:s text:c="19"/>Product Id== </text:span>5e004b319c3a083421e2c180</text:p>
      <text:p text:style-name="P20"><text:span text:style-name="T1"><text:s text:c="11"/>productName"</text:span>:<text:span text:style-name="T1"> "jeans2</text:span></text:p>
      <text:p text:style-name="P21"><text:span text:style-name="T20"><text:s text:c="19"/>Product Id==</text:span><text:span text:style-name="T4"> </text:span><text:span text:style-name="T1">5e004b679c3a083421e2c181</text:span></text:p>
      <text:p text:style-name="P21"><text:span text:style-name="T1"><text:s text:c="11"/>productName"</text:span>:<text:span text:style-name="T1"> "jeans3</text:span></text:p>
      <text:p text:style-name="P13"/>
      <text:p text:style-name="P10">serviceName": "Dry Clean</text:p>
      <text:p text:style-name="P8">5e004dc49c3a083421e2c183</text:p>
      <text:p text:style-name="P20"><text:span text:style-name="T1">totalAmount"</text:span>:<text:span text:style-name="T1"> 10</text:span></text:p>
      <text:p text:style-name="P8"/>
      <text:p text:style-name="P8"/>
      <text:p text:style-name="P14">Cart id===5e00679a3a20a33e39049824</text:p>
      <text:p text:style-name="P14"/>
      <text:p text:style-name="P22"><text:span text:style-name="T5">O</text:span><text:span text:style-name="T6">rder Id==5e00679a3a20a33e39049824</text:span></text:p>
      <text:p text:style-name="P15"/>
      <text:p text:style-name="P15"/>
      <text:p text:style-name="P15"/>
      <text:p text:style-name="P23"><text:span text:style-name="T7">Payment is====</text:span><text:span text:style-name="T1">tok_1Fsk70EUhc27x9pjGdf7gqeA</text:span></text:p>
      <text:p text:style-name="P11">5e005f4868d8b370b8c6ace3</text:p>
      <text:p text:style-name="P11"/>
      <text:p text:style-name="P16"/>
      <text:p text:style-name="P21"><text:span text:style-name="T4">id</text:span><text:span text:style-name="T9">===5e005f2468d8b370b8c6ace2</text:span></text:p>
      <text:p text:style-name="P17"/>
      <text:p text:style-name="P24"><text:span text:style-name="T8">Transaction id===</text:span><text:span text:style-name="T1">txn_1Fsk90EUhc27x9pjpdbZiHmG</text:span></text:p>
      <text:p text:style-name="P18"/>
      <text:p text:style-name="P6"/>
      <text:p text:style-name="P27"><text:span text:style-name="T15">MyShule---</text:span><text:span text:style-name="T17">Android Bus</text:span><text:span text:style-name="T16"> UI testing is done:</text:span></text:p>
      <text:p text:style-name="P32">Total issues=<text:span text:style-name="T23">1</text:span></text:p>
      <text:p text:style-name="P34">Closed= 6</text:p>
      <text:p text:style-name="P36"><text:soft-page-break/><text:span text:style-name="T15">MyShule---</text:span><text:span text:style-name="T17">Android Parent</text:span><text:span text:style-name="T14"> UI testing is done:</text:span></text:p>
      <text:p text:style-name="P33">Total issues=<text:span text:style-name="T23">4</text:span></text:p>
      <text:p text:style-name="P34">Closed=4</text:p>
      <text:p text:style-name="P35"/>
      <text:p text:style-name="P6"/>
      <text:p text:style-name="P6"/>
      <text:p text:style-name="P6"/>
      <text:p text:style-name="P6"/>
      <text:p text:style-name="P26"><text:span text:style-name="T22">Raying Id==</text:span><text:span text:style-name="T12">5e0076a61f4a220c1bff6465</text:span></text:p>
      <text:p text:style-name="P25"/>
      <text:p text:style-name="P7"/>
      <text:p text:style-name="P12">bookingId": "5e005f4868d8b370b8c6ace3</text:p>
      <text:p text:style-name="P7"/>
      <text:p text:style-name="P7">eyJhbGciOiJIUzI1NiIsInR5cCI6IkpXVCJ9.eyJfIjoiNWRmZGY1MTg5YjI4YjE3N2Q0Zjk1M2FmIiwiX18iOiJhbXJpdEBnbWFpbC5jb20iLCJfX18iOiJzdHJpbmciLCJpYXQiOjE1NzcwNzU3ODQsImV4cCI6MTU4NDg1MTc4NH0._NEw2TxLmZQgpUoqxPcJLV1eBXqSAwaYUbPBy3Ayg7g</text:p>
      <text:p text:style-name="P1"/>
      <text:p text:style-name="P7">5dfdf5189b28b177d4f953af</text:p>
      <text:p text:style-name="P1"/>
      <text:p text:style-name="P7">ADMIN</text:p>
      <text:p text:style-name="P19"><text:span text:style-name="T1">email"</text:span>:<text:span text:style-name="T1"> "amrit@gmail.com"</text:span>,</text:p>
      <text:p text:style-name="P31"><text:span text:style-name="T12">"phone"</text:span><text:span text:style-name="T13">:</text:span><text:span text:style-name="T12"> "string</text:span></text:p>
      <text:p text:style-name="P37"/>
      <text:p text:style-name="P37"/>
      <text:p text:style-name="P38">Authentic Drilling: <text:span text:style-name="T24">Testing is pending</text:span></text:p>
      <text:p text:style-name="P39">New Admin Panel Issues:</text:p>
      <text:p text:style-name="P39">Total issues= 1<text:span text:style-name="T24">6</text:span></text:p>
      <text:p text:style-name="P39">Test Estimate=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Regular" svg:font-family="LatoRegular, Roboto, Helvetica, sans-serif"/>
    <style:font-face style:name="LatoSemiBold" svg:font-family="LatoSemiBold, Roboto, Helvetica, sans-serif"/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10:05:06.563298370</meta:creation-date>
    <dc:date>2019-12-26T18:59:07.743076787</dc:date>
    <meta:editing-duration>PT6H54M1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44" meta:word-count="96" meta:character-count="1636" meta:non-whitespace-character-count="1466"/>
  </office:meta>
</office:document-meta>
</file>